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f252" officeooo:paragraph-rsid="0018f252"/>
    </style:style>
    <style:style style:name="P2" style:family="paragraph" style:parent-style-name="Standard">
      <style:paragraph-properties fo:text-align="center" style:justify-single-word="false"/>
      <style:text-properties officeooo:rsid="0018f252" officeooo:paragraph-rsid="0018f252"/>
    </style:style>
    <style:style style:name="P3" style:family="paragraph" style:parent-style-name="Standard">
      <style:text-properties officeooo:rsid="0018f252" officeooo:paragraph-rsid="001a4749"/>
    </style:style>
    <style:style style:name="P4" style:family="paragraph" style:parent-style-name="Standard">
      <style:text-properties officeooo:rsid="001a4749" officeooo:paragraph-rsid="001a4749"/>
    </style:style>
    <style:style style:name="P5" style:family="paragraph" style:parent-style-name="Standard">
      <style:text-properties officeooo:rsid="001a4749" officeooo:paragraph-rsid="001acc41"/>
    </style:style>
    <style:style style:name="P6" style:family="paragraph" style:parent-style-name="Standard">
      <style:text-properties officeooo:rsid="001a4749" officeooo:paragraph-rsid="001cc6c1"/>
    </style:style>
    <style:style style:name="P7" style:family="paragraph" style:parent-style-name="Standard">
      <style:text-properties officeooo:rsid="001acc41" officeooo:paragraph-rsid="001acc41"/>
    </style:style>
    <style:style style:name="P8" style:family="paragraph" style:parent-style-name="Standard">
      <style:text-properties officeooo:rsid="001c4230" officeooo:paragraph-rsid="001c4230"/>
    </style:style>
    <style:style style:name="P9" style:family="paragraph" style:parent-style-name="Standard">
      <style:text-properties officeooo:rsid="001c4230" officeooo:paragraph-rsid="001cc6c1"/>
    </style:style>
    <style:style style:name="P10" style:family="paragraph" style:parent-style-name="Standard">
      <style:text-properties officeooo:rsid="001cc6c1" officeooo:paragraph-rsid="001cc6c1"/>
    </style:style>
    <style:style style:name="P11" style:family="paragraph" style:parent-style-name="Standard">
      <style:text-properties officeooo:rsid="001e8765" officeooo:paragraph-rsid="001e8765"/>
    </style:style>
    <style:style style:name="T1" style:family="text">
      <style:text-properties officeooo:rsid="0018f25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4749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8f252"/>
    </style:style>
    <style:style style:name="T6" style:family="text">
      <style:text-properties officeooo:rsid="001acc41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8f252"/>
    </style:style>
    <style:style style:name="T9" style:family="text">
      <style:text-properties style:text-position="0% 100%" officeooo:rsid="001cc6c1"/>
    </style:style>
    <style:style style:name="T10" style:family="text">
      <style:text-properties style:text-position="0% 100%" officeooo:rsid="001a4749"/>
    </style:style>
    <style:style style:name="T11" style:family="text">
      <style:text-properties style:text-position="0% 100%" officeooo:rsid="001e8765"/>
    </style:style>
    <style:style style:name="T12" style:family="text">
      <style:text-properties style:text-position="0% 100%" officeooo:rsid="001f02f0"/>
    </style:style>
    <style:style style:name="T13" style:family="text">
      <style:text-properties officeooo:rsid="001cc6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verse Zero Order Existential Paths</text:p>
      <text:p text:style-name="P2">by Sven Nilsen, 2017</text:p>
      <text:p text:style-name="P1"/>
      <text:p text:style-name="P1">The first order existential path of `f` is written `∃f`. Assume that you know `∃f`, what should you call `f` <text:span text:style-name="T3">without referring to it by name</text:span>? I call this the <text:span text:style-name="T2">zero order existential path</text:span>. <text:span text:style-name="T3">This terminology is useful when you want to express relationships between functions through their existential paths.</text:span></text:p>
      <text:p text:style-name="P1"/>
      <text:p text:style-name="P4">An <text:span text:style-name="T2">inverse zero order existential path</text:span> is a function `h` that outputs only values that are not output by the zero order existential path `f`:</text:p>
      <text:p text:style-name="P1"/>
      <text:p text:style-name="P3"><text:tab/>∃<text:span text:style-name="T3">h &lt;=&gt; ¬∃f</text:span></text:p>
      <text:p text:style-name="P3"/>
      <text:p text:style-name="P4">The negation symbol `¬` is interpreted literally, by flipping `true` to `false` and `false` to `true`. <text:span text:style-name="T13">If `h` is the inverse zero order existential path of `f`, then `f` is the inverse zero order existential path of `h`:</text:span></text:p>
      <text:p text:style-name="P4"/>
      <text:p text:style-name="P6"><text:tab/>¬<text:span text:style-name="T1">∃</text:span>h &lt;=&gt; ∃f</text:p>
      <text:p text:style-name="P4"/>
      <text:p text:style-name="P4">The second order existential path of both `f` and `h` must be `true<text:span text:style-name="T4">1</text:span>`, since <text:span text:style-name="T6">`f` halts and it must have some values it does not output, such that `h` can output them instead.</text:span></text:p>
      <text:p text:style-name="P4"/>
      <text:p text:style-name="P4"><text:tab/><text:span text:style-name="T1">∃∃</text:span>f &lt;=&gt; true<text:span text:style-name="T4">1</text:span></text:p>
      <text:p text:style-name="P4"><text:tab/><text:span text:style-name="T1">∃∃</text:span>h &lt;=&gt; true<text:span text:style-name="T4">1</text:span></text:p>
      <text:p text:style-name="P4"/>
      <text:p text:style-name="P5"><text:span text:style-name="T6">Otherwise, `h` would never halt, since there are values that are not returned, but none that are returned.</text:span></text:p>
      <text:p text:style-name="P5"/>
      <text:p text:style-name="P7">For every halting function `f`, one can prove the existence of the inverse zero existential path by showing that `<text:span text:style-name="T1">∃∃f &lt;=&gt; true</text:span><text:span text:style-name="T5">1</text:span><text:span text:style-name="T7">`. To do this it is sufficient to find two objects `A` and `B` for which:</text:span></text:p>
      <text:p text:style-name="P7"><text:span text:style-name="T7"/></text:p>
      <text:p text:style-name="P7"><text:span text:style-name="T7"><text:tab/></text:span><text:span text:style-name="T8">∃</text:span><text:span text:style-name="T7">f(A) = true</text:span></text:p>
      <text:p text:style-name="P7"><text:span text:style-name="T7"><text:tab/></text:span><text:span text:style-name="T8">∃</text:span><text:span text:style-name="T7">f(B) = false</text:span></text:p>
      <text:p text:style-name="P7"><text:span text:style-name="T7"/></text:p>
      <text:p text:style-name="P8"><text:span text:style-name="T7">Therefore, because the requirement of two such objects existing, the smallest </text:span><text:span text:style-name="T11">output</text:span><text:span text:style-name="T7"> type of `f` is a boolean type:</text:span></text:p>
      <text:p text:style-name="P8"><text:span text:style-name="T7"/></text:p>
      <text:p text:style-name="P10"><text:span text:style-name="T7"><text:tab/>f : A → bool<text:tab/><text:tab/>(smallest type)</text:span></text:p>
      <text:p text:style-name="P8"><text:span text:style-name="T7"/></text:p>
      <text:p text:style-name="P9"><text:span text:style-name="T7">Notice that </text:span><text:span text:style-name="T9">`</text:span><text:span text:style-name="T8">∃</text:span><text:span text:style-name="T10">h</text:span><text:span text:style-name="T9">` is mentioned in the existential path relationship, but never `h` itself. This means that one is allowed to change the </text:span><text:span text:style-name="T11">input</text:span><text:span text:style-name="T9"> type of `h` arbitrary, as long the returned values are those not returned by `f`:</text:span></text:p>
      <text:p text:style-name="P9"><text:span text:style-name="T9"/></text:p>
      <text:p text:style-name="P9"><text:span text:style-name="T9"><text:tab/>f : A → C</text:span></text:p>
      <text:p text:style-name="P9"><text:span text:style-name="T9"><text:tab/>h : B → C</text:span></text:p>
      <text:p text:style-name="P7"><text:span text:style-name="T7"/></text:p>
      <text:p text:style-name="P11"><text:span text:style-name="T7">If both `f` and `h` </text:span><text:span text:style-name="T12">have an inverse</text:span><text:span text:style-name="T7">, their domains are smaller than their output type. </text:span><text:span text:style-name="T12">This is because there must be a one-to-one correspondence between input and output, and the presence of an inverse zero order existential path means the output type contains a value that is not returned by either fu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0:17:53.394205000</meta:creation-date>
    <dc:date>2017-06-10T01:24:09.176977000</dc:date>
    <meta:editing-duration>PT2M34S</meta:editing-duration>
    <meta:editing-cycles>1</meta:editing-cycles>
    <meta:document-statistic meta:table-count="0" meta:image-count="0" meta:object-count="0" meta:page-count="1" meta:paragraph-count="20" meta:word-count="356" meta:character-count="1973" meta:non-whitespace-character-count="1627"/>
    <meta:generator>LibreOffice/5.1.2.2$MacOSX_X86_64 LibreOffice_project/d3bf12ecb743fc0d20e0be0c58ca359301eb705f</meta:generator>
  </office:meta>
</office:document-meta>
</file>